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10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3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7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7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7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7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7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7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7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7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7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7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7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7" draw:text-style-name="P5" xml:id="id15" draw:id="id15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7" draw:text-style-name="P5" xml:id="id16" draw:id="id16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7" draw:text-style-name="P5" xml:id="id17" draw:id="id17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9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0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1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1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1" draw:text-style-name="P1" draw:layer="layout" draw:type="line" svg:x1="39.813cm" svg:y1="25.205cm" svg:x2="43.813cm" svg:y2="27.443cm" draw:start-shape="id6" draw:start-glue-point="6" draw:end-shape="id15" draw:end-glue-point="4" svg:d="M39813 25205l4000 2238" svg:viewBox="0 0 4001 2239">
          <text:p/>
        </draw:connector>
        <draw:connector draw:style-name="gr11" draw:text-style-name="P1" draw:layer="layout" draw:type="line" svg:x1="54.613cm" svg:y1="25.206cm" svg:x2="51.213cm" svg:y2="27.443cm" draw:start-shape="id7" draw:start-glue-point="6" draw:end-shape="id16" draw:end-glue-point="4" svg:d="M54613 25206l-3400 2237" svg:viewBox="0 0 3401 2238">
          <text:p/>
        </draw:connector>
        <draw:connector draw:style-name="gr11" draw:text-style-name="P1" draw:layer="layout" draw:type="line" svg:x1="54.613cm" svg:y1="25.206cm" svg:x2="58.813cm" svg:y2="27.444cm" draw:start-shape="id7" draw:start-glue-point="6" draw:end-shape="id17" draw:end-glue-point="4" svg:d="M54613 25206l4200 2238" svg:viewBox="0 0 4201 22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0:32:11.959465113</dc:date>
    <dc:creator>elucterio </dc:creator>
    <meta:editing-duration>PT1H35M54S</meta:editing-duration>
    <meta:editing-cycles>13</meta:editing-cycles>
    <meta:generator>LibreOffice/4.2.8.2$Linux_X86_64 LibreOffice_project/420m0$Build-2</meta:generator>
    <meta:document-statistic meta:object-count="87"/>
  </office:meta>
</office:document-meta>
</file>